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Liberation Mono', Courier, monospace"/>
    <style:font-face style:name="Helvetica" svg:font-family="Helvetica, sans-serif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45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54545" style:font-name="Helvetica" fo:font-size="12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54545" style:font-name="Helvetica" fo:font-size="12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.079cm" fo:margin-bottom="0.247cm" loext:contextual-spacing="false" style:line-height-at-least="0.45cm" fo:orphans="2" fo:widows="2" fo:text-indent="0cm" style:auto-text-indent="false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000000" style:font-name="Droid Sans Mono" fo:font-size="10.5pt" fo:letter-spacing="normal" fo:font-style="normal" fo:font-weight="bold" fo:background-color="#eeffcc"/>
    </style:style>
    <style:style style:name="P5" style:family="paragraph" style:parent-style-name="Preformatted_20_Text">
      <style:paragraph-properties fo:margin-top="0.079cm" fo:margin-bottom="0.247cm" loext:contextual-spacing="false" style:line-height-at-least="0.45cm" fo:orphans="2" fo:widows="2" fo:padding-left="0cm" fo:padding-right="0cm" fo:padding-top="0.132cm" fo:padding-bottom="0.132cm" fo:border-left="none" fo:border-right="none" fo:border-top="0.06pt solid #b8bec3" fo:border-bottom="0.06pt solid #b8bec3"/>
    </style:style>
    <style:style style:name="P6" style:family="paragraph" style:parent-style-name="Preformatted_20_Text">
      <style:paragraph-properties fo:margin-top="0.079cm" fo:margin-bottom="0.247cm" loext:contextual-spacing="false" style:line-height-at-least="0.45cm" fo:orphans="2" fo:widows="2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000000" style:font-name="Droid Sans Mono" fo:font-size="10.5pt" fo:letter-spacing="normal" fo:font-style="normal" fo:font-weight="bold" fo:background-color="#eeffcc"/>
    </style:style>
    <style:style style:name="T1" style:family="text">
      <style:text-properties fo:color="#333332" style:font-name="sans-serif" fo:font-size="9.75pt" loext:padding="0cm" loext:border="none"/>
    </style:style>
    <style:style style:name="T2" style:family="text">
      <style:text-properties fo:color="#333332" style:font-name="sans-serif" fo:font-size="9.75pt" fo:font-weight="bold" loext:padding="0cm" loext:border="none"/>
    </style:style>
    <style:style style:name="T3" style:family="text">
      <style:text-properties fo:color="#333332" style:font-name="sans-serif" fo:font-size="10.5pt"/>
    </style:style>
    <style:style style:name="T4" style:family="text">
      <style:text-properties fo:color="#333332" style:font-name="monospace" fo:font-size="9.75pt" fo:background-color="#ecf0f3" loext:char-shading-value="0" loext:padding="0cm" loext:border="none"/>
    </style:style>
    <style:style style:name="T5" style:family="text">
      <style:text-properties fo:color="#333332" style:font-name="monospace" fo:font-size="10.5pt" fo:background-color="#ecf0f3" loext:char-shading-value="0" loext:padding="0cm" loext:border="none"/>
    </style:style>
    <style:style style:name="T6" style:family="text">
      <style:text-properties fo:font-variant="normal" fo:text-transform="none" fo:color="#33333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333332" style:font-name="monospace" fo:font-size="10.5pt" fo:letter-spacing="normal" fo:font-style="normal" fo:font-weight="normal" fo:background-color="#ecf0f3" loext:char-shading-value="0" loext:padding="0cm" loext:border="none"/>
    </style:style>
    <style:style style:name="T8" style:family="text">
      <style:text-properties fo:font-variant="normal" fo:text-transform="none" fo:color="#c65d09" style:font-name="Droid Sans Mono" fo:font-size="10.5pt" fo:letter-spacing="normal" fo:font-style="normal" fo:font-weight="bold" fo:background-color="#eeffcc" loext:char-shading-value="0"/>
    </style:style>
    <style:style style:name="T9" style:family="text">
      <style:text-properties fo:font-variant="normal" fo:text-transform="none" fo:color="#000000" style:font-name="Droid Sans Mono" fo:font-size="10.5pt" fo:letter-spacing="normal" fo:font-style="normal" fo:font-weight="bold" fo:background-color="#eeffcc" loext:char-shading-value="0"/>
    </style:style>
    <style:style style:name="T10" style:family="text">
      <style:text-properties fo:font-variant="normal" fo:text-transform="none" fo:color="#666666" style:font-name="Droid Sans Mono" fo:font-size="10.5pt" fo:letter-spacing="normal" fo:font-style="normal" fo:font-weight="bold" fo:background-color="#eeffcc" loext:char-shading-value="0"/>
    </style:style>
    <style:style style:name="T11" style:family="text">
      <style:text-properties fo:color="#c65d09"/>
    </style:style>
    <style:style style:name="T12" style:family="text">
      <style:text-properties fo:color="#007020"/>
    </style:style>
    <style:style style:name="T13" style:family="text">
      <style:text-properties fo:color="#0e84b5"/>
    </style:style>
    <style:style style:name="T14" style:family="text">
      <style:text-properties fo:color="#666666"/>
    </style:style>
    <style:style style:name="T15" style:family="text">
      <style:text-properties fo:color="#4070a0"/>
    </style:style>
    <style:style style:name="T16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umPy — это библиотека языка Python, добавляющая поддержку больших многомерных массивов и матриц, вместе с большой библиотекой высокоуровневых (и очень быстрых) математических функций для операций с этими массивами.</text:p>
      <text:p text:style-name="P3"/>
      <text:p text:style-name="P2"><text:span text:style-name="T1">In this file, we defined two functions </text:span><text:span text:style-name="Source_20_Text"><text:span text:style-name="T4">print_a</text:span></text:span><text:span text:style-name="T1"> and </text:span><text:span text:style-name="Source_20_Text"><text:span text:style-name="T4">print_b</text:span></text:span><text:span text:style-name="T1">. Suppose we want to call the </text:span><text:span text:style-name="Source_20_Text"><text:span text:style-name="T4">print_a</text:span></text:span><text:span text:style-name="T1">function from the interpreter. We could execute the file as a script, but since we just want to have access to the function </text:span><text:span text:style-name="Source_20_Text"><text:span text:style-name="T4">print_a</text:span></text:span><text:span text:style-name="T1">, we are rather going to </text:span><text:span text:style-name="Strong_20_Emphasis"><text:span text:style-name="T2">import it as a module</text:span></text:span><text:span text:style-name="T1">. The syntax is as follows.</text:span></text:p>
      <text:p text:style-name="P4"><text:span text:style-name="T11">In [1]: </text:span><text:span text:style-name="T12">import</text:span> <text:span text:style-name="T13">demo</text:span></text:p>
      <text:p text:style-name="P5"><text:span text:style-name="T8">In [2]: </text:span><text:span text:style-name="T9">demo</text:span><text:span text:style-name="T10">.</text:span><text:span text:style-name="T9">print_a()</text:span></text:p>
      <text:p text:style-name="P5"><text:span text:style-name="T8">In [3]: </text:span><text:span text:style-name="T9">demo</text:span><text:span text:style-name="T10">.</text:span><text:span text:style-name="T9">print_b()</text:span></text:p>
      <text:p text:style-name="P3"/>
      <text:p text:style-name="P3"/>
      <text:p text:style-name="P3"><text:span text:style-name="T3">A directory that contains many modules is called a </text:span><text:span text:style-name="Emphasis"><text:span text:style-name="T3">package</text:span></text:span><text:span text:style-name="T3">.</text:span></text:p>
      <text:p text:style-name="P3"><text:span text:style-name="T3"/></text:p>
      <text:p text:style-name="P2"><text:span text:style-name="T3">The </text:span><text:span text:style-name="Source_20_Text"><text:span text:style-name="T5">glob</text:span></text:span><text:span text:style-name="T3"> module provides convenient file pattern matching.</text:span></text:p>
      <text:p text:style-name="P1"><text:span text:style-name="T6">Find all files ending in </text:span><text:span text:style-name="Source_20_Text"><text:span text:style-name="T7">.txt</text:span></text:span><text:span text:style-name="T6">:</text:span></text:p>
      <text:p text:style-name="P4"><text:span text:style-name="T11">In [18]: </text:span><text:span text:style-name="T12">import</text:span> <text:span text:style-name="T13">glob</text:span></text:p>
      <text:p text:style-name="P5"/>
      <text:p text:style-name="P6"><text:span text:style-name="T11">In [19]: </text:span>glob<text:span text:style-name="T14">.</text:span>glob(<text:span text:style-name="T15">'*.txt'</text:span>)</text:p>
      <text:p text:style-name="P6"><text:span text:style-name="T16">Out[19]: </text:span>[<text:span text:style-name="T15">'holy_grail.txt'</text:span>, <text:span text:style-name="T15">'junk.txt'</text:span>, <text:span text:style-name="T15">'newfile.txt'</text:span>]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Liberation Mono', Courier, monospace"/>
    <style:font-face style:name="Helvetica" svg:font-family="Helvetica, sans-serif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5:13:25.763757120</dc:date>
    <meta:editing-duration>PT55M33S</meta:editing-duration>
    <meta:editing-cycles>1</meta:editing-cycles>
    <meta:document-statistic meta:table-count="0" meta:image-count="0" meta:object-count="0" meta:page-count="1" meta:paragraph-count="11" meta:word-count="127" meta:character-count="825" meta:non-whitespace-character-count="708"/>
    <meta:generator>LibreOffice/5.1.6.2$Linux_X86_64 LibreOffice_project/10m0$Build-2</meta:generator>
  </office:meta>
</office:document-meta>
</file>